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thJax Math-italic" svg:font-family="'MathJax Math-italic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1" fo:font-weight="bold" officeooo:rsid="000464f1" officeooo:paragraph-rsid="000464f1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erif1" fo:font-weight="normal" officeooo:paragraph-rsid="000464f1"/>
    </style:style>
    <style:style style:name="P3" style:family="paragraph" style:parent-style-name="Standard">
      <style:paragraph-properties fo:text-align="justify" style:justify-single-word="false"/>
      <style:text-properties style:font-name="Liberation Serif1" fo:font-weight="normal" officeooo:paragraph-rsid="000501ac"/>
    </style:style>
    <style:style style:name="P4" style:family="paragraph" style:parent-style-name="Standard">
      <style:paragraph-properties fo:text-align="justify" style:justify-single-word="false"/>
      <style:text-properties style:font-name="Liberation Serif1" fo:font-weight="normal" officeooo:rsid="0004caea" officeooo:paragraph-rsid="000501ac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1" fo:font-weight="normal" officeooo:rsid="000501ac" officeooo:paragraph-rsid="000501ac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1" fo:font-weight="normal" officeooo:rsid="000501ac" officeooo:paragraph-rsid="000647c2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erif1" fo:font-weight="normal" officeooo:rsid="000501ac" officeooo:paragraph-rsid="00070eaa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1" fo:font-weight="normal" officeooo:rsid="000501ac" officeooo:paragraph-rsid="0007c32c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erif1" fo:font-weight="normal" officeooo:rsid="00070eaa" officeooo:paragraph-rsid="00070eaa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1" fo:font-weight="normal" officeooo:rsid="0007752f" officeooo:paragraph-rsid="0007752f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1" fo:font-weight="normal" officeooo:rsid="00072d9b" officeooo:paragraph-rsid="00072d9b" style:font-weight-asian="normal" style:font-weight-complex="normal"/>
    </style:style>
    <style:style style:name="T1" style:family="text">
      <style:text-properties officeooo:rsid="000501ac"/>
    </style:style>
    <style:style style:name="T2" style:family="text">
      <style:text-properties officeooo:rsid="000501ac" style:font-weight-asian="normal" style:font-weight-complex="normal"/>
    </style:style>
    <style:style style:name="T3" style:family="text">
      <style:text-properties officeooo:rsid="00058bee" style:font-weight-asian="normal" style:font-weight-complex="normal"/>
    </style:style>
    <style:style style:name="T4" style:family="text">
      <style:text-properties fo:font-weight="bold" officeooo:rsid="000501ac" style:font-weight-asian="bold" style:font-weight-complex="bold"/>
    </style:style>
    <style:style style:name="T5" style:family="text">
      <style:text-properties officeooo:rsid="00058bee"/>
    </style:style>
    <style:style style:name="T6" style:family="text">
      <style:text-properties fo:font-style="italic" officeooo:rsid="00058bee" style:font-style-asian="italic" style:font-style-complex="italic"/>
    </style:style>
    <style:style style:name="T7" style:family="text">
      <style:text-properties officeooo:rsid="00082638"/>
    </style:style>
    <style:style style:name="T8" style:family="text">
      <style:text-properties officeooo:rsid="00082638" style:font-name-asian="Liberation Serif" style:font-name-complex="Liberation Serif"/>
    </style:style>
    <style:style style:name="T9" style:family="text">
      <style:text-properties style:font-name-asian="Noto Serif CJK SC" style:font-name-complex="Noto Sans Devanagari1"/>
    </style:style>
    <style:style style:name="T10" style:family="text">
      <style:text-properties officeooo:rsid="00082638" style:font-name-asian="Noto Serif CJK SC" style:font-name-complex="Noto Sans Devanagari1"/>
    </style:style>
    <style:style style:name="T11" style:family="text">
      <style:text-properties officeooo:rsid="000b2d5d" style:font-name-asian="Noto Serif CJK SC" style:font-name-complex="Noto Sans Devanagari1"/>
    </style:style>
    <style:style style:name="T12" style:family="text">
      <style:text-properties officeooo:rsid="000647c2" style:font-name-asian="Noto Serif CJK SC" style:font-name-complex="Noto Sans Devanagari1"/>
    </style:style>
    <style:style style:name="T13" style:family="text">
      <style:text-properties officeooo:rsid="00070eaa" style:font-name-asian="Noto Serif CJK SC" style:font-name-complex="Noto Sans Devanagari1"/>
    </style:style>
    <style:style style:name="T14" style:family="text">
      <style:text-properties officeooo:rsid="000647c2"/>
    </style:style>
    <style:style style:name="T15" style:family="text">
      <style:text-properties officeooo:rsid="00070eaa"/>
    </style:style>
    <style:style style:name="T16" style:family="text">
      <style:text-properties officeooo:rsid="00072d9b"/>
    </style:style>
    <style:style style:name="T17" style:family="text">
      <style:text-properties officeooo:rsid="000775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7up</text:p>
      <text:p text:style-name="P2"><text:span text:style-name="T2"/></text:p>
      <text:p text:style-name="P3"><text:span text:style-name="T2">The </text:span><text:span text:style-name="T4">Brazil versus Germany </text:span><text:span text:style-name="T2">football match (also known by its score as 7–1) that took place on 8 July 2014 at the Mineirão stadium in Belo Horizonte was the first of two semi-final matches of the 2014 FIFA World Cup. </text:span><text:span text:style-name="T3">It was a match of historic loss for Brazil</text:span><text:span text:style-name="T2">.</text:span></text:p>
      <text:p text:style-name="P4">Roy is a die hard Brazil fan. But for his misfortune, he witnessed <text:span text:style-name="T1">the 7-1 match. So he considers a Brazil match to be unlucky if the opponent’s score is 7.</text:span></text:p>
      <text:p text:style-name="P5">You are given the <text:span text:style-name="T5">the </text:span>score <text:span text:style-name="T5">of the opponent of </text:span><text:span text:style-name="T6">n</text:span><text:span text:style-name="T5"> Brazil matches. Your task is to identify the unlucky one or report if there isn’t any.</text:span></text:p>
      <text:p text:style-name="P5"/>
      <text:p text:style-name="P6">The first line contains <text:span text:style-name="T15">a single </text:span>integer t <text:span text:style-name="T7">(1 </text:span><text:span text:style-name="T8">≤</text:span><text:span text:style-name="T10"> t </text:span><text:span text:style-name="T8">≤</text:span><text:span text:style-name="T10"> </text:span><text:span text:style-name="T11">1</text:span><text:span text:style-name="T10">00) –</text:span> the number of test cases.</text:p>
      <text:p text:style-name="P6">The first line of each test case contains <text:span text:style-name="T14">a</text:span> <text:span text:style-name="T15">single integer </text:span>n <text:span text:style-name="T14">( </text:span><text:span text:style-name="T7">1 </text:span><text:span text:style-name="T8">≤</text:span><text:span text:style-name="T10"> </text:span><text:span text:style-name="T13">n</text:span><text:span text:style-name="T10"> </text:span><text:span text:style-name="T8">≤</text:span><text:span text:style-name="T10"> </text:span><text:span text:style-name="T11">1</text:span><text:span text:style-name="T10">0</text:span><text:span text:style-name="T12">00) – the number of Brazil matches.</text:span></text:p>
      <text:p text:style-name="P7"><text:span text:style-name="T12">The second line </text:span><text:span text:style-name="T9">of each test case</text:span><text:span text:style-name="T12"> contains n integers a1, a2, …, an (0 ≤ ai ≤ </text:span><text:span text:style-name="T13">7)</text:span><text:span text:style-name="T12"> – </text:span><text:span text:style-name="T13">the score of the opponent.</text:span></text:p>
      <text:p text:style-name="P6"/>
      <text:p text:style-name="P8">For each test case, print the answer <text:span text:style-name="T10">–</text:span> the <text:span text:style-name="T15">match number of the unlucky one. If there are multiple unlucky matches, print the number of the earliest one. </text:span><text:span text:style-name="T17">P</text:span><text:span text:style-name="T15">rint -1 </text:span><text:span text:style-name="T17">i</text:span><text:span text:style-name="T15">f there isn’t any.</text:span></text:p>
      <text:p text:style-name="P6"/>
      <text:p text:style-name="P9">2</text:p>
      <text:p text:style-name="P10">6</text:p>
      <text:p text:style-name="P9"><text:span text:style-name="T17">0 </text:span>1 2 3 4 5</text:p>
      <text:p text:style-name="P11">8</text:p>
      <text:p text:style-name="P9"><text:span text:style-name="T17">6</text:span><text:span text:style-name="T16"> </text:span><text:span text:style-name="T17">0 </text:span>2 <text:span text:style-name="T17">5</text:span> 4 <text:span text:style-name="T17">7 3 1</text:span></text:p>
      <text:p text:style-name="P9"/>
      <text:p text:style-name="P9">-<text:span text:style-name="T16">1</text:span></text:p>
      <text:p text:style-name="P10">6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thJax Math-italic" svg:font-family="'MathJax Math-italic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17:21:23.993776564</meta:creation-date>
    <meta:generator>LibreOffice/24.2.6.2$Linux_X86_64 LibreOffice_project/420$Build-2</meta:generator>
    <dc:date>2024-11-10T20:06:33.164631698</dc:date>
    <meta:editing-duration>PT54M3S</meta:editing-duration>
    <meta:editing-cycles>3</meta:editing-cycles>
    <meta:document-statistic meta:table-count="0" meta:image-count="0" meta:object-count="0" meta:page-count="1" meta:paragraph-count="15" meta:word-count="226" meta:character-count="1066" meta:non-whitespace-character-count="852"/>
  </office:meta>
</office:document-meta>
</file>